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Added List Item</text:h>
      <text:p text:style-name="P2">In this example, the following list will have an item added to the end of it.</text:p>
      <text:list text:style-name="L11">
        <text:list-item>
          <text:p text:style-name="P2">This is item 1</text:p>
        </text:list-item>
        <text:list-item>
          <text:p text:style-name="P2">This is item 2</text:p>
        </text:list-item>
        <text:list-item delta:insertion-change-idref="I" delta:insertion-type="insert-with-content">
          <text:p text:style-name="P2">
						<text:span text:style-name="T1">This is item 3 - Part1</text:span>
					</text:p>
          <text:p text:style-name="P2">
						<text:span text:style-name="T1">This is item 3 - Part2</text:span>
					</text:p>
          <text:p text:style-name="P2">
						<text:span text:style-name="T1">This is item 3 - Part 3</text:span>
					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3</meta:generator>
    <dc:title/>
    <meta:initial-creator>Tristan Mitchell</meta:initial-creator>
    <meta:editing-cycles>1</meta:editing-cycles>
    <dc:date>2010-11-03T17:41:16</dc:date>
    <meta:creation-date>2010-06-24T11:29:39</meta:creation-date>
    <dc:creator>Tristan Mitchell</dc:creator>
  </office:meta>
</office:document-meta>
</file>